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text-properties officeooo:rsid="000d500c" officeooo:paragraph-rsid="000d500c"/>
    </style:style>
    <style:style style:name="P2" style:family="paragraph" style:parent-style-name="Preformatted_20_Text">
      <style:text-properties officeooo:paragraph-rsid="000f439d"/>
    </style:style>
    <style:style style:name="P3" style:family="paragraph" style:parent-style-name="Standard">
      <style:text-properties officeooo:paragraph-rsid="000d500c"/>
    </style:style>
    <style:style style:name="P4" style:family="paragraph" style:parent-style-name="Preformatted_20_Text" style:list-style-name="L1" style:master-page-name="">
      <loext:graphic-properties draw:fill="solid" draw:fill-color="#dee6ef"/>
      <style:paragraph-properties fo:margin-left="0.7cm" fo:margin-right="0.7cm" fo:margin-top="0.3cm" fo:margin-bottom="0.3cm" style:contextual-spacing="true" fo:line-height="115%" fo:text-indent="0cm" style:auto-text-indent="false" style:page-number="auto" fo:background-color="#dee6ef" fo:padding="0.3cm" fo:border="0.06pt dashed #000000">
        <style:tab-stops/>
      </style:paragraph-properties>
      <style:text-properties officeooo:rsid="000d7518" officeooo:paragraph-rsid="001497cd"/>
    </style:style>
    <style:style style:name="P5" style:family="paragraph" style:parent-style-name="Preformatted_20_Text">
      <style:text-properties officeooo:rsid="0013afef" officeooo:paragraph-rsid="0013afef"/>
    </style:style>
    <style:style style:name="P6" style:family="paragraph" style:parent-style-name="Standard" style:list-style-name="L1">
      <style:text-properties officeooo:rsid="000d500c" officeooo:paragraph-rsid="000d500c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text-properties officeooo:paragraph-rsid="000f439d"/>
    </style:style>
    <style:style style:name="P9" style:family="paragraph" style:parent-style-name="Text_20_body" style:list-style-name="L1">
      <style:text-properties officeooo:rsid="000d7518" officeooo:paragraph-rsid="000f439d"/>
    </style:style>
    <style:style style:name="T1" style:family="text">
      <style:text-properties officeooo:rsid="0011a31b"/>
    </style:style>
    <style:style style:name="T2" style:family="text">
      <style:text-properties officeooo:rsid="001497c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nstalación de Odoo 17 <text:span text:style-name="T1">en debian 12</text:span></text:h>
      <text:p text:style-name="P1"/>
      <text:list xml:id="list2357892329" text:style-name="L1">
        <text:list-item>
          <text:p text:style-name="P6">Primero instalamos postgreesql:</text:p>
        </text:list-item>
      </text:list>
      <text:p text:style-name="P5">apt update -y</text:p>
      <text:p text:style-name="Preformatted_20_Text">apt install postgresql -y</text:p>
      <text:p text:style-name="P2"><text:span text:style-name="Source_20_Text">systemctl status postgresql</text:span></text:p>
      <text:p text:style-name="P2"><text:span text:style-name="Source_20_Text">su postgres</text:span></text:p>
      <text:p text:style-name="P2"><text:span text:style-name="Source_20_Text">psql postgres postgres</text:span></text:p>
      <text:p text:style-name="P3"/>
      <text:list xml:id="list164255661720614" text:continue-numbering="true" text:style-name="L1">
        <text:list-item>
          <text:p text:style-name="P9">Instalar paqueteria base.</text:p>
          <text:list>
            <text:list-item>
              <text:list>
                <text:list-header>
                  <text:p text:style-name="P4"><text:span text:style-name="Source_20_Text">apt install python3-pip xfonts-75dpi xfonts-base libxrender1 fontconfig libxext6 </text:span><text:span text:style-name="Source_20_Text"><text:span text:style-name="T2">wget</text:span></text:span><text:span text:style-name="Source_20_Text"> -y </text:span></text:p>
                </text:list-header>
              </text:list>
            </text:list-item>
          </text:list>
        </text:list-item>
        <text:list-item>
          <text:p text:style-name="P8">Instalar wkhtmltopdf</text:p>
        </text:list-item>
      </text:list>
      <text:p text:style-name="P2"><text:span text:style-name="Source_20_Text">wget -q -O- https://packagecloud.io/dcommander/libjpeg-turbo/gpgkey | gpg --dearmor &gt;/etc/apt/trusted.gpg.d/libjpeg-turbo.gpg</text:span></text:p>
      <text:p text:style-name="P2"><text:span text:style-name="Source_20_Text">cd /etc/apt/sources.list.d/</text:span></text:p>
      <text:p text:style-name="P2"><text:span text:style-name="Source_20_Text">wget https://raw.githubusercontent.com/libjpeg-turbo/repo/main/libjpeg-turbo.list</text:span></text:p>
      <text:p text:style-name="P2"><text:span text:style-name="Source_20_Text">apt update</text:span></text:p>
      <text:p text:style-name="P2"><text:span text:style-name="Source_20_Text">apt install libjpeg-turbo-official=2.1.5.1-20230208</text:span></text:p>
      <text:p text:style-name="P2"><text:span text:style-name="Source_20_Text">cd /opt</text:span></text:p>
      <text:p text:style-name="P2"><text:span text:style-name="Source_20_Text">wget https://github.com/wkhtmltopdf/packaging/releases/download/0.12.6.1-3/wkhtmltox_0.12.6.1-3.bookworm_amd64.deb</text:span></text:p>
      <text:p text:style-name="P2"><text:span text:style-name="Source_20_Text">dpkg -i wkhtmltox_0.12.6.1-3.bookworm_amd64.deb</text:span></text:p>
      <text:p text:style-name="P2"><text:span text:style-name="Source_20_Text">cp /usr/local/bin/wkhtmltoimage /usr/bin/wkhtmltoimage &amp;&amp; cp /usr/local/bin/wkhtmltopdf /usr/bin/wkhtmltopdf</text:span></text:p>
      <text:list xml:id="list164256194621956" text:continue-numbering="true" text:style-name="L1">
        <text:list-item>
          <text:p text:style-name="P7">Instalación de Odoo</text:p>
        </text:list-item>
      </text:list>
      <text:p text:style-name="Preformatted_20_Text"><text:span text:style-name="Source_20_Text">wget -q -O - https://nightly.odoo.com/odoo.key | gpg --dearmor -o /usr/share/keyrings/odoo-archive-keyring.gpg</text:span></text:p>
      <text:p text:style-name="Preformatted_20_Text"><text:span text:style-name="Source_20_Text">echo 'deb [signed-by=/usr/share/keyrings/odoo-archive-keyring.gpg] https://nightly.odoo.com/17.0/nightly/deb/ ./' | tee /etc/apt/sources.list.d/odoo.list</text:span></text:p>
      <text:p text:style-name="Preformatted_20_Text"><text:span text:style-name="Source_20_Text">apt update</text:span></text:p>
      <text:p text:style-name="Preformatted_20_Text"><text:span text:style-name="Source_20_Text">apt install odoo -y</text:span></text:p>
      <text:p text:style-name="Preformatted_20_Text"><text:span text:style-name="Source_20_Text">systemctl status odoo</text:span></text:p>
      <text:p text:style-name="Preformatted_20_Text"><text:span text:style-name="Source_20_Text">systemctl status odoo</text:span></text:p>
      <text:p text:style-name="Preformatted_20_Text"><text:span text:style-name="Source_20_Text">tail -n 45 /var/log/odoo/odoo.log</text:span></text:p>
      <text:list xml:id="list164255172373586" text:continue-numbering="true" text:style-name="L1">
        <text:list-item>
          <text:p text:style-name="P7">Accesar Odoo atraves del navegador.<text:line-break/>http://IP:8069<text:line-break/>Creacion de Empresa<text:line-break/>Instalar modulo ventas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dee6ef"/>
      <style:paragraph-properties fo:margin-left="0.7cm" fo:margin-right="0.7cm" fo:margin-top="0.3cm" fo:margin-bottom="0.3cm" style:contextual-spacing="true" fo:line-height="115%" fo:text-indent="0cm" style:auto-text-indent="false" style:page-number="auto" fo:background-color="#dee6ef" fo:padding="0.3cm" fo:border="0.06pt dashed #000000">
        <style:tab-stops/>
      </style:paragraph-properties>
      <style:text-properties style:font-name="Liberation Mono" fo:font-family="'Liberation Mono'" style:font-family-generic="modern" style:font-pitch="fixed" fo:font-size="8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ésar Rodríguez</meta:initial-creator>
    <meta:creation-date>2024-10-23T12:22:53.567000000</meta:creation-date>
    <dc:date>2024-10-23T16:42:55.000228883</dc:date>
    <meta:editing-duration>PT1H33M24S</meta:editing-duration>
    <meta:editing-cycles>9</meta:editing-cycles>
    <meta:generator>LibreOffice/7.4.7.2$Linux_X86_64 LibreOffice_project/40$Build-2</meta:generator>
    <meta:document-statistic meta:table-count="0" meta:image-count="0" meta:object-count="0" meta:page-count="1" meta:paragraph-count="28" meta:word-count="127" meta:character-count="1358" meta:non-whitespace-character-count="1265"/>
  </office:meta>
</office:document-meta>
</file>